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18.5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16.4mm"/>
    </style:style>
    <style:style style:name="co5" style:family="table-column">
      <style:table-column-properties fo:break-before="page" style:column-width="19.05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6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1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8.87mm" fo:break-before="auto" style:use-optimal-row-height="fals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5f_作業要點之表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7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6" office:value-type="string" office:string-value="      中 華 民 國 98 年 1 月 份" calcext:value-type="string">
              <text:p><text:s text:c="7"/>中 華 民 國 98 年 1 月 份 </text:p>
            </table:table-cell>
            <table:table-cell table:style-name="ce13" table:number-columns-repeated="10"/>
            <table:table-cell table:style-name="ce43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7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7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40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40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9146" calcext:value-type="float">
            <text:p><text:s text:c="3"/>9,146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67" calcext:value-type="float">
            <text:p><text:s text:c="3"/>4.67 </text:p>
          </table:table-cell>
          <table:table-cell table:style-name="ce29" office:value-type="float" office:value="3780" calcext:value-type="float">
            <text:p><text:s text:c="3"/>3,780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25" office:value-type="float" office:value="1.93" calcext:value-type="float">
            <text:p><text:s text:c="3"/>1.93 </text:p>
          </table:table-cell>
          <table:table-cell table:style-name="ce29" office:value-type="float" office:value="13469" calcext:value-type="float">
            <text:p><text:s text:c="3"/>13,469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6.88" calcext:value-type="float">
            <text:p><text:s text:c="3"/>6.88 </text:p>
          </table:table-cell>
          <table:table-cell table:style-name="ce29" office:value-type="float" office:value="9689" calcext:value-type="float">
            <text:p><text:s text:c="3"/>9,689 </text:p>
          </table:table-cell>
          <table:table-cell table:style-name="ce25" office:value-type="float" office:value="0.42" calcext:value-type="float">
            <text:p><text:s text:c="3"/>0.42 </text:p>
          </table:table-cell>
          <table:table-cell table:style-name="ce25" office:value-type="float" office:value="4.95" calcext:value-type="float">
            <text:p><text:s text:c="3"/>4.95 </text:p>
          </table:table-cell>
          <table:table-cell table:style-name="ce29" office:value-type="float" office:value="15166" calcext:value-type="float">
            <text:p><text:s text:c="3"/>15,166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7.75" calcext:value-type="float">
            <text:p><text:s text:c="3"/>7.75 </text:p>
          </table:table-cell>
          <table:table-cell table:style-name="ce29" office:value-type="float" office:value="3064" calcext:value-type="float">
            <text:p><text:s text:c="3"/>3,064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45" office:value-type="float" office:value="1.57" calcext:value-type="float">
            <text:p><text:s text:c="3"/>1.57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8880" calcext:value-type="float">
            <text:p><text:s text:c="3"/>8,880 </text:p>
          </table:table-cell>
          <table:table-cell table:style-name="ce25" office:value-type="float" office:value="0.39" calcext:value-type="float">
            <text:p><text:s text:c="3"/>0.39 </text:p>
          </table:table-cell>
          <table:table-cell table:style-name="ce25" office:value-type="float" office:value="4.56" calcext:value-type="float">
            <text:p><text:s text:c="3"/>4.56 </text:p>
          </table:table-cell>
          <table:table-cell table:style-name="ce29" office:value-type="float" office:value="3745" calcext:value-type="float">
            <text:p><text:s text:c="3"/>3,745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25" office:value-type="float" office:value="1.92" calcext:value-type="float">
            <text:p><text:s text:c="3"/>1.92 </text:p>
          </table:table-cell>
          <table:table-cell table:style-name="ce29" office:value-type="float" office:value="13394" calcext:value-type="float">
            <text:p><text:s text:c="3"/>13,394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6.87" calcext:value-type="float">
            <text:p><text:s text:c="3"/>6.87 </text:p>
          </table:table-cell>
          <table:table-cell table:style-name="ce29" office:value-type="float" office:value="9649" calcext:value-type="float">
            <text:p><text:s text:c="3"/>9,649 </text:p>
          </table:table-cell>
          <table:table-cell table:style-name="ce25" office:value-type="float" office:value="0.42" calcext:value-type="float">
            <text:p><text:s text:c="3"/>0.42 </text:p>
          </table:table-cell>
          <table:table-cell table:style-name="ce25" office:value-type="float" office:value="4.95" calcext:value-type="float">
            <text:p><text:s text:c="3"/>4.95 </text:p>
          </table:table-cell>
          <table:table-cell table:style-name="ce29" office:value-type="float" office:value="15111" calcext:value-type="float">
            <text:p><text:s text:c="3"/>15,111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7.75" calcext:value-type="float">
            <text:p><text:s text:c="3"/>7.75 </text:p>
          </table:table-cell>
          <table:table-cell table:style-name="ce29" office:value-type="float" office:value="3061" calcext:value-type="float">
            <text:p><text:s text:c="3"/>3,061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45" office:value-type="float" office:value="1.57" calcext:value-type="float">
            <text:p><text:s text:c="3"/>1.57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9359" calcext:value-type="float">
            <text:p><text:s text:c="3"/>9,359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86" calcext:value-type="float">
            <text:p><text:s text:c="3"/>5.86 </text:p>
          </table:table-cell>
          <table:table-cell table:style-name="ce29" office:value-type="float" office:value="3191" calcext:value-type="float">
            <text:p><text:s text:c="3"/>3,191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25" office:value-type="float" office:value="2" calcext:value-type="float">
            <text:p><text:s text:c="3"/>2.00 </text:p>
          </table:table-cell>
          <table:table-cell table:style-name="ce29" office:value-type="float" office:value="11260" calcext:value-type="float">
            <text:p><text:s text:c="3"/>11,260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05" calcext:value-type="float">
            <text:p><text:s text:c="3"/>7.05 </text:p>
          </table:table-cell>
          <table:table-cell table:style-name="ce29" office:value-type="float" office:value="8069" calcext:value-type="float">
            <text:p><text:s text:c="3"/>8,069 </text:p>
          </table:table-cell>
          <table:table-cell table:style-name="ce25" office:value-type="float" office:value="0.43" calcext:value-type="float">
            <text:p><text:s text:c="3"/>0.43 </text:p>
          </table:table-cell>
          <table:table-cell table:style-name="ce25" office:value-type="float" office:value="5.05" calcext:value-type="float">
            <text:p><text:s text:c="3"/>5.05 </text:p>
          </table:table-cell>
          <table:table-cell table:style-name="ce29" office:value-type="float" office:value="12284" calcext:value-type="float">
            <text:p><text:s text:c="3"/>12,284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69" calcext:value-type="float">
            <text:p><text:s text:c="3"/>7.69 </text:p>
          </table:table-cell>
          <table:table-cell table:style-name="ce29" office:value-type="float" office:value="2513" calcext:value-type="float">
            <text:p><text:s text:c="3"/>2,513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45" office:value-type="float" office:value="1.57" calcext:value-type="float">
            <text:p><text:s text:c="3"/>1.5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3347" calcext:value-type="float">
            <text:p><text:s text:c="3"/>3,347 </text:p>
          </table:table-cell>
          <table:table-cell table:style-name="ce26" office:value-type="float" office:value="0.87" calcext:value-type="float">
            <text:p><text:s text:c="3"/>0.87 </text:p>
          </table:table-cell>
          <table:table-cell table:style-name="ce26" office:value-type="float" office:value="10.28" calcext:value-type="float">
            <text:p><text:s text:c="3"/>10.28 </text:p>
          </table:table-cell>
          <table:table-cell table:style-name="ce30" office:value-type="float" office:value="1089" calcext:value-type="float">
            <text:p><text:s text:c="3"/>1,089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34" calcext:value-type="float">
            <text:p><text:s text:c="3"/>3.34 </text:p>
          </table:table-cell>
          <table:table-cell table:style-name="ce30" office:value-type="float" office:value="2282" calcext:value-type="float">
            <text:p><text:s text:c="3"/>2,282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.01" calcext:value-type="float">
            <text:p><text:s text:c="3"/>7.01 </text:p>
          </table:table-cell>
          <table:table-cell table:style-name="ce30" office:value-type="float" office:value="1193" calcext:value-type="float">
            <text:p><text:s text:c="3"/>1,193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66" calcext:value-type="float">
            <text:p><text:s text:c="3"/>3.66 </text:p>
          </table:table-cell>
          <table:table-cell table:style-name="ce30" office:value-type="float" office:value="2814" calcext:value-type="float">
            <text:p><text:s text:c="3"/>2,814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64" calcext:value-type="float">
            <text:p><text:s text:c="3"/>8.64 </text:p>
          </table:table-cell>
          <table:table-cell table:style-name="ce30" office:value-type="float" office:value="562" calcext:value-type="float">
            <text:p><text:s text:c="3"/>562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73" calcext:value-type="float">
            <text:p><text:s text:c="3"/>1.7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111" calcext:value-type="float">
            <text:p><text:s text:c="3"/>111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84" calcext:value-type="float">
            <text:p><text:s text:c="3"/>2.84 </text:p>
          </table:table-cell>
          <table:table-cell table:style-name="ce30" office:value-type="float" office:value="28" calcext:value-type="float">
            <text:p><text:s text:c="3"/>28 </text:p>
          </table:table-cell>
          <table:table-cell table:style-name="ce26" office:value-type="float" office:value="0.06" calcext:value-type="float">
            <text:p><text:s text:c="3"/>0.06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30" office:value-type="float" office:value="246" calcext:value-type="float">
            <text:p><text:s text:c="3"/>246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8" calcext:value-type="float">
            <text:p><text:s text:c="3"/>6.28 </text:p>
          </table:table-cell>
          <table:table-cell table:style-name="ce30" office:value-type="float" office:value="218" calcext:value-type="float">
            <text:p><text:s text:c="3"/>218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7" calcext:value-type="float">
            <text:p><text:s text:c="3"/>5.57 </text:p>
          </table:table-cell>
          <table:table-cell table:style-name="ce30" office:value-type="float" office:value="269" calcext:value-type="float">
            <text:p><text:s text:c="3"/>269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7" calcext:value-type="float">
            <text:p><text:s text:c="3"/>6.87 </text:p>
          </table:table-cell>
          <table:table-cell table:style-name="ce30" office:value-type="float" office:value="51" calcext:value-type="float">
            <text:p><text:s text:c="3"/>51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46" office:value-type="float" office:value="1.3" calcext:value-type="float">
            <text:p><text:s text:c="3"/>1.3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650" calcext:value-type="float">
            <text:p><text:s text:c="3"/>1,650 </text:p>
          </table:table-cell>
          <table:table-cell table:style-name="ce26" office:value-type="float" office:value="0.84" calcext:value-type="float">
            <text:p><text:s text:c="3"/>0.84 </text:p>
          </table:table-cell>
          <table:table-cell table:style-name="ce26" office:value-type="float" office:value="9.92" calcext:value-type="float">
            <text:p><text:s text:c="3"/>9.92 </text:p>
          </table:table-cell>
          <table:table-cell table:style-name="ce30" office:value-type="float" office:value="632" calcext:value-type="float">
            <text:p><text:s text:c="3"/>632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8" calcext:value-type="float">
            <text:p><text:s text:c="3"/>3.80 </text:p>
          </table:table-cell>
          <table:table-cell table:style-name="ce30" office:value-type="float" office:value="1304" calcext:value-type="float">
            <text:p><text:s text:c="3"/>1,304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84" calcext:value-type="float">
            <text:p><text:s text:c="3"/>7.84 </text:p>
          </table:table-cell>
          <table:table-cell table:style-name="ce30" office:value-type="float" office:value="672" calcext:value-type="float">
            <text:p><text:s text:c="3"/>672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04" calcext:value-type="float">
            <text:p><text:s text:c="3"/>4.04 </text:p>
          </table:table-cell>
          <table:table-cell table:style-name="ce30" office:value-type="float" office:value="1346" calcext:value-type="float">
            <text:p><text:s text:c="3"/>1,346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09" calcext:value-type="float">
            <text:p><text:s text:c="3"/>8.09 </text:p>
          </table:table-cell>
          <table:table-cell table:style-name="ce30" office:value-type="float" office:value="281" calcext:value-type="float">
            <text:p><text:s text:c="3"/>281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69" calcext:value-type="float">
            <text:p><text:s text:c="3"/>1.6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382" calcext:value-type="float">
            <text:p><text:s text:c="3"/>382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8.94" calcext:value-type="float">
            <text:p><text:s text:c="3"/>8.94 </text:p>
          </table:table-cell>
          <table:table-cell table:style-name="ce30" office:value-type="float" office:value="196" calcext:value-type="float">
            <text:p><text:s text:c="3"/>196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58" calcext:value-type="float">
            <text:p><text:s text:c="3"/>4.58 </text:p>
          </table:table-cell>
          <table:table-cell table:style-name="ce30" office:value-type="float" office:value="414" calcext:value-type="float">
            <text:p><text:s text:c="3"/>414 </text:p>
          </table:table-cell>
          <table:table-cell table:style-name="ce26" office:value-type="float" office:value="0.82" calcext:value-type="float">
            <text:p><text:s text:c="3"/>0.82 </text:p>
          </table:table-cell>
          <table:table-cell table:style-name="ce26" office:value-type="float" office:value="9.68" calcext:value-type="float">
            <text:p><text:s text:c="3"/>9.68 </text:p>
          </table:table-cell>
          <table:table-cell table:style-name="ce30" office:value-type="float" office:value="218" calcext:value-type="float">
            <text:p><text:s text:c="3"/>218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1" calcext:value-type="float">
            <text:p><text:s text:c="3"/>5.10 </text:p>
          </table:table-cell>
          <table:table-cell table:style-name="ce30" office:value-type="float" office:value="350" calcext:value-type="float">
            <text:p><text:s text:c="3"/>350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19" calcext:value-type="float">
            <text:p><text:s text:c="3"/>8.19 </text:p>
          </table:table-cell>
          <table:table-cell table:style-name="ce30" office:value-type="float" office:value="77" calcext:value-type="float">
            <text:p><text:s text:c="3"/>77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8" calcext:value-type="float">
            <text:p><text:s text:c="3"/>1.8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219" calcext:value-type="float">
            <text:p><text:s text:c="3"/>219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6" calcext:value-type="float">
            <text:p><text:s text:c="3"/>4.60 </text:p>
          </table:table-cell>
          <table:table-cell table:style-name="ce30" office:value-type="float" office:value="29" calcext:value-type="float">
            <text:p><text:s text:c="3"/>29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30" office:value-type="float" office:value="321" calcext:value-type="float">
            <text:p><text:s text:c="3"/>321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4" calcext:value-type="float">
            <text:p><text:s text:c="3"/>6.74 </text:p>
          </table:table-cell>
          <table:table-cell table:style-name="ce30" office:value-type="float" office:value="292" calcext:value-type="float">
            <text:p><text:s text:c="3"/>292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3" calcext:value-type="float">
            <text:p><text:s text:c="3"/>6.13 </text:p>
          </table:table-cell>
          <table:table-cell table:style-name="ce30" office:value-type="float" office:value="378" calcext:value-type="float">
            <text:p><text:s text:c="3"/>378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94" calcext:value-type="float">
            <text:p><text:s text:c="3"/>7.94 </text:p>
          </table:table-cell>
          <table:table-cell table:style-name="ce30" office:value-type="float" office:value="71" calcext:value-type="float">
            <text:p><text:s text:c="3"/>71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46" office:value-type="float" office:value="1.49" calcext:value-type="float">
            <text:p><text:s text:c="3"/>1.4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667" calcext:value-type="float">
            <text:p><text:s text:c="3"/>667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4" calcext:value-type="float">
            <text:p><text:s text:c="3"/>5.04 </text:p>
          </table:table-cell>
          <table:table-cell table:style-name="ce30" office:value-type="float" office:value="383" calcext:value-type="float">
            <text:p><text:s text:c="3"/>383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26" office:value-type="float" office:value="2.89" calcext:value-type="float">
            <text:p><text:s text:c="3"/>2.89 </text:p>
          </table:table-cell>
          <table:table-cell table:style-name="ce30" office:value-type="float" office:value="972" calcext:value-type="float">
            <text:p><text:s text:c="3"/>972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34" calcext:value-type="float">
            <text:p><text:s text:c="3"/>7.34 </text:p>
          </table:table-cell>
          <table:table-cell table:style-name="ce30" office:value-type="float" office:value="589" calcext:value-type="float">
            <text:p><text:s text:c="3"/>589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45" calcext:value-type="float">
            <text:p><text:s text:c="3"/>4.45 </text:p>
          </table:table-cell>
          <table:table-cell table:style-name="ce30" office:value-type="float" office:value="1108" calcext:value-type="float">
            <text:p><text:s text:c="3"/>1,108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37" calcext:value-type="float">
            <text:p><text:s text:c="3"/>8.37 </text:p>
          </table:table-cell>
          <table:table-cell table:style-name="ce30" office:value-type="float" office:value="211" calcext:value-type="float">
            <text:p><text:s text:c="3"/>211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59" calcext:value-type="float">
            <text:p><text:s text:c="3"/>1.5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208" calcext:value-type="float">
            <text:p><text:s text:c="3"/>208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26" office:value-type="float" office:value="1.87" calcext:value-type="float">
            <text:p><text:s text:c="3"/>1.87 </text:p>
          </table:table-cell>
          <table:table-cell table:style-name="ce30" office:value-type="float" office:value="275" calcext:value-type="float">
            <text:p><text:s text:c="3"/>275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47" calcext:value-type="float">
            <text:p><text:s text:c="3"/>2.47 </text:p>
          </table:table-cell>
          <table:table-cell table:style-name="ce30" office:value-type="float" office:value="856" calcext:value-type="float">
            <text:p><text:s text:c="3"/>856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8" calcext:value-type="float">
            <text:p><text:s text:c="3"/>7.68 </text:p>
          </table:table-cell>
          <table:table-cell table:style-name="ce30" office:value-type="float" office:value="581" calcext:value-type="float">
            <text:p><text:s text:c="3"/>581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21" calcext:value-type="float">
            <text:p><text:s text:c="3"/>5.21 </text:p>
          </table:table-cell>
          <table:table-cell table:style-name="ce30" office:value-type="float" office:value="812" calcext:value-type="float">
            <text:p><text:s text:c="3"/>812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28" calcext:value-type="float">
            <text:p><text:s text:c="3"/>7.28 </text:p>
          </table:table-cell>
          <table:table-cell table:style-name="ce30" office:value-type="float" office:value="127" calcext:value-type="float">
            <text:p><text:s text:c="3"/>127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46" office:value-type="float" office:value="1.14" calcext:value-type="float">
            <text:p><text:s text:c="3"/>1.1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57" calcext:value-type="float">
            <text:p><text:s text:c="3"/>57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26" calcext:value-type="float">
            <text:p><text:s text:c="3"/>1.26 </text:p>
          </table:table-cell>
          <table:table-cell table:style-name="ce30" office:value-type="float" office:value="22" calcext:value-type="float">
            <text:p><text:s text:c="3"/>22 </text:p>
          </table:table-cell>
          <table:table-cell table:style-name="ce26" office:value-type="float" office:value="0.04" calcext:value-type="float">
            <text:p><text:s text:c="3"/>0.04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30" office:value-type="float" office:value="318" calcext:value-type="float">
            <text:p><text:s text:c="3"/>318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4" calcext:value-type="float">
            <text:p><text:s text:c="3"/>7.04 </text:p>
          </table:table-cell>
          <table:table-cell table:style-name="ce30" office:value-type="float" office:value="296" calcext:value-type="float">
            <text:p><text:s text:c="3"/>296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55" calcext:value-type="float">
            <text:p><text:s text:c="3"/>6.55 </text:p>
          </table:table-cell>
          <table:table-cell table:style-name="ce30" office:value-type="float" office:value="285" calcext:value-type="float">
            <text:p><text:s text:c="3"/>285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1" calcext:value-type="float">
            <text:p><text:s text:c="3"/>6.31 </text:p>
          </table:table-cell>
          <table:table-cell table:style-name="ce30" office:value-type="float" office:value="86" calcext:value-type="float">
            <text:p><text:s text:c="3"/>86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9" calcext:value-type="float">
            <text:p><text:s text:c="3"/>1.9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26" calcext:value-type="float">
            <text:p><text:s text:c="3"/>26 </text:p>
          </table:table-cell>
          <table:table-cell table:style-name="ce26" office:value-type="float" office:value="0.04" calcext:value-type="float">
            <text:p><text:s text:c="3"/>0.04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30" office:value-type="float" office:value="-55" calcext:value-type="float">
            <text:p><text:s/>－55 </text:p>
          </table:table-cell>
          <table:table-cell table:style-name="ce26" office:value-type="float" office:value="-0.08" calcext:value-type="float">
            <text:p><text:s/>－0.08 </text:p>
          </table:table-cell>
          <table:table-cell table:style-name="ce26" office:value-type="float" office:value="-0.89" calcext:value-type="float">
            <text:p><text:s/>－0.89 </text:p>
          </table:table-cell>
          <table:table-cell table:style-name="ce30" office:value-type="float" office:value="415" calcext:value-type="float">
            <text:p><text:s text:c="3"/>415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5" calcext:value-type="float">
            <text:p><text:s text:c="3"/>6.75 </text:p>
          </table:table-cell>
          <table:table-cell table:style-name="ce30" office:value-type="float" office:value="470" calcext:value-type="float">
            <text:p><text:s text:c="3"/>470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5" calcext:value-type="float">
            <text:p><text:s text:c="3"/>7.65 </text:p>
          </table:table-cell>
          <table:table-cell table:style-name="ce30" office:value-type="float" office:value="404" calcext:value-type="float">
            <text:p><text:s text:c="3"/>404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57" calcext:value-type="float">
            <text:p><text:s text:c="3"/>6.57 </text:p>
          </table:table-cell>
          <table:table-cell table:style-name="ce30" office:value-type="float" office:value="79" calcext:value-type="float">
            <text:p><text:s text:c="3"/>79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46" office:value-type="float" office:value="1.29" calcext:value-type="float">
            <text:p><text:s text:c="3"/>1.2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70" calcext:value-type="float">
            <text:p><text:s text:c="3"/>70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5" calcext:value-type="float">
            <text:p><text:s text:c="3"/>1.50 </text:p>
          </table:table-cell>
          <table:table-cell table:style-name="ce30" office:value-type="float" office:value="-41" calcext:value-type="float">
            <text:p><text:s/>－41 </text:p>
          </table:table-cell>
          <table:table-cell table:style-name="ce26" office:value-type="float" office:value="-0.07" calcext:value-type="float">
            <text:p><text:s/>－0.07 </text:p>
          </table:table-cell>
          <table:table-cell table:style-name="ce26" office:value-type="float" office:value="-0.88" calcext:value-type="float">
            <text:p><text:s/>－0.88 </text:p>
          </table:table-cell>
          <table:table-cell table:style-name="ce30" office:value-type="float" office:value="278" calcext:value-type="float">
            <text:p><text:s text:c="3"/>278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5.96" calcext:value-type="float">
            <text:p><text:s text:c="3"/>5.96 </text:p>
          </table:table-cell>
          <table:table-cell table:style-name="ce30" office:value-type="float" office:value="319" calcext:value-type="float">
            <text:p><text:s text:c="3"/>319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4" calcext:value-type="float">
            <text:p><text:s text:c="3"/>6.84 </text:p>
          </table:table-cell>
          <table:table-cell table:style-name="ce30" office:value-type="float" office:value="318" calcext:value-type="float">
            <text:p><text:s text:c="3"/>318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2" calcext:value-type="float">
            <text:p><text:s text:c="3"/>6.82 </text:p>
          </table:table-cell>
          <table:table-cell table:style-name="ce30" office:value-type="float" office:value="76" calcext:value-type="float">
            <text:p><text:s text:c="3"/>76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63" calcext:value-type="float">
            <text:p><text:s text:c="3"/>1.6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258" calcext:value-type="float">
            <text:p><text:s text:c="3"/>258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26" office:value-type="float" office:value="2.75" calcext:value-type="float">
            <text:p><text:s text:c="3"/>2.75 </text:p>
          </table:table-cell>
          <table:table-cell table:style-name="ce30" office:value-type="float" office:value="-42" calcext:value-type="float">
            <text:p><text:s/>－42 </text:p>
          </table:table-cell>
          <table:table-cell table:style-name="ce26" office:value-type="float" office:value="-0.04" calcext:value-type="float">
            <text:p><text:s/>－0.04 </text:p>
          </table:table-cell>
          <table:table-cell table:style-name="ce26" office:value-type="float" office:value="-0.45" calcext:value-type="float">
            <text:p><text:s/>－0.45 </text:p>
          </table:table-cell>
          <table:table-cell table:style-name="ce30" office:value-type="float" office:value="584" calcext:value-type="float">
            <text:p><text:s text:c="3"/>584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2" calcext:value-type="float">
            <text:p><text:s text:c="3"/>6.22 </text:p>
          </table:table-cell>
          <table:table-cell table:style-name="ce30" office:value-type="float" office:value="626" calcext:value-type="float">
            <text:p><text:s text:c="3"/>626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67" calcext:value-type="float">
            <text:p><text:s text:c="3"/>6.67 </text:p>
          </table:table-cell>
          <table:table-cell table:style-name="ce30" office:value-type="float" office:value="624" calcext:value-type="float">
            <text:p><text:s text:c="3"/>624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65" calcext:value-type="float">
            <text:p><text:s text:c="3"/>6.65 </text:p>
          </table:table-cell>
          <table:table-cell table:style-name="ce30" office:value-type="float" office:value="119" calcext:value-type="float">
            <text:p><text:s text:c="3"/>119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46" office:value-type="float" office:value="1.27" calcext:value-type="float">
            <text:p><text:s text:c="3"/>1.2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458" calcext:value-type="float">
            <text:p><text:s text:c="3"/>458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34" calcext:value-type="float">
            <text:p><text:s text:c="3"/>4.34 </text:p>
          </table:table-cell>
          <table:table-cell table:style-name="ce30" office:value-type="float" office:value="123" calcext:value-type="float">
            <text:p><text:s text:c="3"/>123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16" calcext:value-type="float">
            <text:p><text:s text:c="3"/>1.16 </text:p>
          </table:table-cell>
          <table:table-cell table:style-name="ce30" office:value-type="float" office:value="715" calcext:value-type="float">
            <text:p><text:s text:c="3"/>715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7" calcext:value-type="float">
            <text:p><text:s text:c="3"/>6.77 </text:p>
          </table:table-cell>
          <table:table-cell table:style-name="ce30" office:value-type="float" office:value="592" calcext:value-type="float">
            <text:p><text:s text:c="3"/>592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" calcext:value-type="float">
            <text:p><text:s text:c="3"/>5.60 </text:p>
          </table:table-cell>
          <table:table-cell table:style-name="ce30" office:value-type="float" office:value="746" calcext:value-type="float">
            <text:p><text:s text:c="3"/>746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6" calcext:value-type="float">
            <text:p><text:s text:c="3"/>7.06 </text:p>
          </table:table-cell>
          <table:table-cell table:style-name="ce30" office:value-type="float" office:value="190" calcext:value-type="float">
            <text:p><text:s text:c="3"/>190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8" calcext:value-type="float">
            <text:p><text:s text:c="3"/>1.8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14" calcext:value-type="float">
            <text:p><text:s text:c="3"/>14 </text:p>
          </table:table-cell>
          <table:table-cell table:style-name="ce26" office:value-type="float" office:value="0.02" calcext:value-type="float">
            <text:p><text:s text:c="3"/>0.02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30" office:value-type="float" office:value="-92" calcext:value-type="float">
            <text:p><text:s/>－92 </text:p>
          </table:table-cell>
          <table:table-cell table:style-name="ce26" office:value-type="float" office:value="-0.1" calcext:value-type="float">
            <text:p><text:s/>－0.10 </text:p>
          </table:table-cell>
          <table:table-cell table:style-name="ce26" office:value-type="float" office:value="-1.22" calcext:value-type="float">
            <text:p><text:s/>－1.22 </text:p>
          </table:table-cell>
          <table:table-cell table:style-name="ce30" office:value-type="float" office:value="422" calcext:value-type="float">
            <text:p><text:s text:c="3"/>422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2" calcext:value-type="float">
            <text:p><text:s text:c="3"/>5.62 </text:p>
          </table:table-cell>
          <table:table-cell table:style-name="ce30" office:value-type="float" office:value="514" calcext:value-type="float">
            <text:p><text:s text:c="3"/>514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4" calcext:value-type="float">
            <text:p><text:s text:c="3"/>6.84 </text:p>
          </table:table-cell>
          <table:table-cell table:style-name="ce30" office:value-type="float" office:value="520" calcext:value-type="float">
            <text:p><text:s text:c="3"/>520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6.92" calcext:value-type="float">
            <text:p><text:s text:c="3"/>6.92 </text:p>
          </table:table-cell>
          <table:table-cell table:style-name="ce30" office:value-type="float" office:value="94" calcext:value-type="float">
            <text:p><text:s text:c="3"/>94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46" office:value-type="float" office:value="1.25" calcext:value-type="float">
            <text:p><text:s text:c="3"/>1.2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14" calcext:value-type="float">
            <text:p><text:s text:c="3"/>14 </text:p>
          </table:table-cell>
          <table:table-cell table:style-name="ce26" office:value-type="float" office:value="0.06" calcext:value-type="float">
            <text:p><text:s text:c="3"/>0.06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30" office:value-type="float" office:value="-7" calcext:value-type="float">
            <text:p><text:s/>－7 </text:p>
          </table:table-cell>
          <table:table-cell table:style-name="ce26" office:value-type="float" office:value="-0.03" calcext:value-type="float">
            <text:p><text:s/>－0.03 </text:p>
          </table:table-cell>
          <table:table-cell table:style-name="ce26" office:value-type="float" office:value="-0.36" calcext:value-type="float">
            <text:p><text:s/>－0.36 </text:p>
          </table:table-cell>
          <table:table-cell table:style-name="ce30" office:value-type="float" office:value="142" calcext:value-type="float">
            <text:p><text:s text:c="3"/>142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21" calcext:value-type="float">
            <text:p><text:s text:c="3"/>7.21 </text:p>
          </table:table-cell>
          <table:table-cell table:style-name="ce30" office:value-type="float" office:value="149" calcext:value-type="float">
            <text:p><text:s text:c="3"/>149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7" calcext:value-type="float">
            <text:p><text:s text:c="3"/>7.57 </text:p>
          </table:table-cell>
          <table:table-cell table:style-name="ce30" office:value-type="float" office:value="119" calcext:value-type="float">
            <text:p><text:s text:c="3"/>119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04" calcext:value-type="float">
            <text:p><text:s text:c="3"/>6.04 </text:p>
          </table:table-cell>
          <table:table-cell table:style-name="ce30" office:value-type="float" office:value="25" calcext:value-type="float">
            <text:p><text:s text:c="3"/>25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46" office:value-type="float" office:value="1.27" calcext:value-type="float">
            <text:p><text:s text:c="3"/>1.2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71" calcext:value-type="float">
            <text:p><text:s text:c="3"/>71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45" calcext:value-type="float">
            <text:p><text:s text:c="3"/>2.45 </text:p>
          </table:table-cell>
          <table:table-cell table:style-name="ce30" office:value-type="float" office:value="-31" calcext:value-type="float">
            <text:p><text:s/>－31 </text:p>
          </table:table-cell>
          <table:table-cell table:style-name="ce26" office:value-type="float" office:value="-0.09" calcext:value-type="float">
            <text:p><text:s/>－0.09 </text:p>
          </table:table-cell>
          <table:table-cell table:style-name="ce26" office:value-type="float" office:value="-1.07" calcext:value-type="float">
            <text:p><text:s/>－1.07 </text:p>
          </table:table-cell>
          <table:table-cell table:style-name="ce30" office:value-type="float" office:value="179" calcext:value-type="float">
            <text:p><text:s text:c="3"/>179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7" calcext:value-type="float">
            <text:p><text:s text:c="3"/>6.17 </text:p>
          </table:table-cell>
          <table:table-cell table:style-name="ce30" office:value-type="float" office:value="210" calcext:value-type="float">
            <text:p><text:s text:c="3"/>210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24" calcext:value-type="float">
            <text:p><text:s text:c="3"/>7.24 </text:p>
          </table:table-cell>
          <table:table-cell table:style-name="ce30" office:value-type="float" office:value="195" calcext:value-type="float">
            <text:p><text:s text:c="3"/>195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2" calcext:value-type="float">
            <text:p><text:s text:c="3"/>6.72 </text:p>
          </table:table-cell>
          <table:table-cell table:style-name="ce30" office:value-type="float" office:value="54" calcext:value-type="float">
            <text:p><text:s text:c="3"/>54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86" calcext:value-type="float">
            <text:p><text:s text:c="3"/>1.8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138" calcext:value-type="float">
            <text:p><text:s text:c="3"/>138 </text:p>
          </table:table-cell>
          <table:table-cell table:style-name="ce26" office:value-type="float" office:value="1.48" calcext:value-type="float">
            <text:p><text:s text:c="3"/>1.48 </text:p>
          </table:table-cell>
          <table:table-cell table:style-name="ce26" office:value-type="float" office:value="17.41" calcext:value-type="float">
            <text:p><text:s text:c="3"/>17.41 </text:p>
          </table:table-cell>
          <table:table-cell table:style-name="ce30" office:value-type="float" office:value="14" calcext:value-type="float">
            <text:p><text:s text:c="3"/>14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26" office:value-type="float" office:value="1.77" calcext:value-type="float">
            <text:p><text:s text:c="3"/>1.77 </text:p>
          </table:table-cell>
          <table:table-cell table:style-name="ce30" office:value-type="float" office:value="61" calcext:value-type="float">
            <text:p><text:s text:c="3"/>61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9" calcext:value-type="float">
            <text:p><text:s text:c="3"/>7.69 </text:p>
          </table:table-cell>
          <table:table-cell table:style-name="ce30" office:value-type="float" office:value="47" calcext:value-type="float">
            <text:p><text:s text:c="3"/>47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93" calcext:value-type="float">
            <text:p><text:s text:c="3"/>5.93 </text:p>
          </table:table-cell>
          <table:table-cell table:style-name="ce30" office:value-type="float" office:value="40" calcext:value-type="float">
            <text:p><text:s text:c="3"/>40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4" calcext:value-type="float">
            <text:p><text:s text:c="3"/>5.04 </text:p>
          </table:table-cell>
          <table:table-cell table:style-name="ce18" office:value-type="float" office:value="7" calcext:value-type="float">
            <text:p><text:s text:c="3"/>7 </text:p>
          </table:table-cell>
          <table:table-cell table:style-name="ce26" office:value-type="float" office:value="0.07" calcext:value-type="float">
            <text:p><text:s text:c="3"/>0.07 </text:p>
          </table:table-cell>
          <table:table-cell table:style-name="ce46" office:value-type="float" office:value="0.88" calcext:value-type="float">
            <text:p><text:s text:c="3"/>0.8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88" calcext:value-type="float">
            <text:p><text:s text:c="3"/>88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26" office:value-type="float" office:value="2.66" calcext:value-type="float">
            <text:p><text:s text:c="3"/>2.66 </text:p>
          </table:table-cell>
          <table:table-cell table:style-name="ce30" office:value-type="float" office:value="55" calcext:value-type="float">
            <text:p><text:s text:c="3"/>55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26" office:value-type="float" office:value="1.66" calcext:value-type="float">
            <text:p><text:s text:c="3"/>1.66 </text:p>
          </table:table-cell>
          <table:table-cell table:style-name="ce30" office:value-type="float" office:value="224" calcext:value-type="float">
            <text:p><text:s text:c="3"/>224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78" calcext:value-type="float">
            <text:p><text:s text:c="3"/>6.78 </text:p>
          </table:table-cell>
          <table:table-cell table:style-name="ce30" office:value-type="float" office:value="169" calcext:value-type="float">
            <text:p><text:s text:c="3"/>169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11" calcext:value-type="float">
            <text:p><text:s text:c="3"/>5.11 </text:p>
          </table:table-cell>
          <table:table-cell table:style-name="ce30" office:value-type="float" office:value="215" calcext:value-type="float">
            <text:p><text:s text:c="3"/>215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51" calcext:value-type="float">
            <text:p><text:s text:c="3"/>6.51 </text:p>
          </table:table-cell>
          <table:table-cell table:style-name="ce18" office:value-type="float" office:value="59" calcext:value-type="float">
            <text:p><text:s text:c="3"/>59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79" calcext:value-type="float">
            <text:p><text:s text:c="3"/>1.7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560" calcext:value-type="float">
            <text:p><text:s text:c="3"/>560 </text:p>
          </table:table-cell>
          <table:table-cell table:style-name="ce26" office:value-type="float" office:value="1.38" calcext:value-type="float">
            <text:p><text:s text:c="3"/>1.38 </text:p>
          </table:table-cell>
          <table:table-cell table:style-name="ce26" office:value-type="float" office:value="16.27" calcext:value-type="float">
            <text:p><text:s text:c="3"/>16.27 </text:p>
          </table:table-cell>
          <table:table-cell table:style-name="ce30" office:value-type="float" office:value="185" calcext:value-type="float">
            <text:p><text:s text:c="3"/>185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37" calcext:value-type="float">
            <text:p><text:s text:c="3"/>5.37 </text:p>
          </table:table-cell>
          <table:table-cell table:style-name="ce30" office:value-type="float" office:value="355" calcext:value-type="float">
            <text:p><text:s text:c="3"/>355 </text:p>
          </table:table-cell>
          <table:table-cell table:style-name="ce26" office:value-type="float" office:value="0.88" calcext:value-type="float">
            <text:p><text:s text:c="3"/>0.88 </text:p>
          </table:table-cell>
          <table:table-cell table:style-name="ce26" office:value-type="float" office:value="10.3" calcext:value-type="float">
            <text:p><text:s text:c="3"/>10.30 </text:p>
          </table:table-cell>
          <table:table-cell table:style-name="ce30" office:value-type="float" office:value="170" calcext:value-type="float">
            <text:p><text:s text:c="3"/>170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4.93" calcext:value-type="float">
            <text:p><text:s text:c="3"/>4.93 </text:p>
          </table:table-cell>
          <table:table-cell table:style-name="ce30" office:value-type="float" office:value="363" calcext:value-type="float">
            <text:p><text:s text:c="3"/>363 </text:p>
          </table:table-cell>
          <table:table-cell table:style-name="ce26" office:value-type="float" office:value="0.89" calcext:value-type="float">
            <text:p><text:s text:c="3"/>0.89 </text:p>
          </table:table-cell>
          <table:table-cell table:style-name="ce26" office:value-type="float" office:value="10.54" calcext:value-type="float">
            <text:p><text:s text:c="3"/>10.54 </text:p>
          </table:table-cell>
          <table:table-cell table:style-name="ce18" office:value-type="float" office:value="58" calcext:value-type="float">
            <text:p><text:s text:c="3"/>58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68" calcext:value-type="float">
            <text:p><text:s text:c="3"/>1.6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715" calcext:value-type="float">
            <text:p><text:s text:c="3"/>715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9" calcext:value-type="float">
            <text:p><text:s text:c="3"/>7.90 </text:p>
          </table:table-cell>
          <table:table-cell table:style-name="ce30" office:value-type="float" office:value="275" calcext:value-type="float">
            <text:p><text:s text:c="3"/>275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04" calcext:value-type="float">
            <text:p><text:s text:c="3"/>3.04 </text:p>
          </table:table-cell>
          <table:table-cell table:style-name="ce30" office:value-type="float" office:value="606" calcext:value-type="float">
            <text:p><text:s text:c="3"/>606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69" calcext:value-type="float">
            <text:p><text:s text:c="3"/>6.69 </text:p>
          </table:table-cell>
          <table:table-cell table:style-name="ce30" office:value-type="float" office:value="331" calcext:value-type="float">
            <text:p><text:s text:c="3"/>331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65" calcext:value-type="float">
            <text:p><text:s text:c="3"/>3.65 </text:p>
          </table:table-cell>
          <table:table-cell table:style-name="ce30" office:value-type="float" office:value="763" calcext:value-type="float">
            <text:p><text:s text:c="3"/>763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42" calcext:value-type="float">
            <text:p><text:s text:c="3"/>8.42 </text:p>
          </table:table-cell>
          <table:table-cell table:style-name="ce18" office:value-type="float" office:value="166" calcext:value-type="float">
            <text:p><text:s text:c="3"/>166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83" calcext:value-type="float">
            <text:p><text:s text:c="3"/>1.8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20" calcext:value-type="float">
            <text:p><text:s text:c="3"/>20 </text:p>
          </table:table-cell>
          <table:table-cell table:style-name="ce26" office:value-type="float" office:value="0.07" calcext:value-type="float">
            <text:p><text:s text:c="3"/>0.07 </text:p>
          </table:table-cell>
          <table:table-cell table:style-name="ce26" office:value-type="float" office:value="0.86" calcext:value-type="float">
            <text:p><text:s text:c="3"/>0.86 </text:p>
          </table:table-cell>
          <table:table-cell table:style-name="ce30" office:value-type="float" office:value="25" calcext:value-type="float">
            <text:p><text:s text:c="3"/>25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26" office:value-type="float" office:value="1.08" calcext:value-type="float">
            <text:p><text:s text:c="3"/>1.08 </text:p>
          </table:table-cell>
          <table:table-cell table:style-name="ce30" office:value-type="float" office:value="142" calcext:value-type="float">
            <text:p><text:s text:c="3"/>142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1" calcext:value-type="float">
            <text:p><text:s text:c="3"/>6.11 </text:p>
          </table:table-cell>
          <table:table-cell table:style-name="ce30" office:value-type="float" office:value="117" calcext:value-type="float">
            <text:p><text:s text:c="3"/>117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3" calcext:value-type="float">
            <text:p><text:s text:c="3"/>5.03 </text:p>
          </table:table-cell>
          <table:table-cell table:style-name="ce30" office:value-type="float" office:value="153" calcext:value-type="float">
            <text:p><text:s text:c="3"/>153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58" calcext:value-type="float">
            <text:p><text:s text:c="3"/>6.58 </text:p>
          </table:table-cell>
          <table:table-cell table:style-name="ce18" office:value-type="float" office:value="36" calcext:value-type="float">
            <text:p><text:s text:c="3"/>36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46" office:value-type="float" office:value="1.55" calcext:value-type="float">
            <text:p><text:s text:c="3"/>1.55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286" calcext:value-type="float">
            <text:p><text:s/>286 </text:p>
          </table:table-cell>
          <table:table-cell table:style-name="ce27" office:value-type="float" office:value="0.37" calcext:value-type="float">
            <text:p><text:s text:c="3"/>0.37 </text:p>
          </table:table-cell>
          <table:table-cell table:style-name="ce27" office:value-type="float" office:value="4.38" calcext:value-type="float">
            <text:p><text:s text:c="3"/>4.38 </text:p>
          </table:table-cell>
          <table:table-cell table:style-name="ce31" office:value-type="float" office:value="128" calcext:value-type="float">
            <text:p><text:s text:c="3"/>128 </text:p>
          </table:table-cell>
          <table:table-cell table:style-name="ce28" office:value-type="float" office:value="0.17" calcext:value-type="float">
            <text:p><text:s text:c="3"/>0.17 </text:p>
          </table:table-cell>
          <table:table-cell table:style-name="ce28" office:value-type="float" office:value="1.96" calcext:value-type="float">
            <text:p><text:s text:c="3"/>1.96 </text:p>
          </table:table-cell>
          <table:table-cell table:style-name="ce31" office:value-type="float" office:value="424" calcext:value-type="float">
            <text:p><text:s text:c="3"/>424 </text:p>
          </table:table-cell>
          <table:table-cell table:style-name="ce28" office:value-type="float" office:value="0.55" calcext:value-type="float">
            <text:p><text:s text:c="3"/>0.55 </text:p>
          </table:table-cell>
          <table:table-cell table:style-name="ce28" office:value-type="float" office:value="6.5" calcext:value-type="float">
            <text:p><text:s text:c="3"/>6.50 </text:p>
          </table:table-cell>
          <table:table-cell table:style-name="ce31" office:value-type="float" office:value="296" calcext:value-type="float">
            <text:p><text:s text:c="3"/>296 </text:p>
          </table:table-cell>
          <table:table-cell table:style-name="ce28" office:value-type="float" office:value="0.39" calcext:value-type="float">
            <text:p><text:s text:c="3"/>0.39 </text:p>
          </table:table-cell>
          <table:table-cell table:style-name="ce28" office:value-type="float" office:value="4.53" calcext:value-type="float">
            <text:p><text:s text:c="3"/>4.53 </text:p>
          </table:table-cell>
          <table:table-cell table:style-name="ce31" office:value-type="float" office:value="462" calcext:value-type="float">
            <text:p><text:s text:c="3"/>462 </text:p>
          </table:table-cell>
          <table:table-cell table:style-name="ce28" office:value-type="float" office:value="0.6" calcext:value-type="float">
            <text:p><text:s text:c="3"/>0.60 </text:p>
          </table:table-cell>
          <table:table-cell table:style-name="ce28" office:value-type="float" office:value="7.08" calcext:value-type="float">
            <text:p><text:s text:c="3"/>7.08 </text:p>
          </table:table-cell>
          <table:table-cell table:style-name="ce20" office:value-type="float" office:value="84" calcext:value-type="float">
            <text:p><text:s text:c="3"/>84 </text:p>
          </table:table-cell>
          <table:table-cell table:style-name="ce28" office:value-type="float" office:value="0.11" calcext:value-type="float">
            <text:p><text:s text:c="3"/>0.11 </text:p>
          </table:table-cell>
          <table:table-cell table:style-name="ce47" office:value-type="float" office:value="1.29" calcext:value-type="float">
            <text:p><text:s text:c="3"/>1.29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-833" calcext:value-type="float">
            <text:p><text:s/>－833 </text:p>
          </table:table-cell>
          <table:table-cell table:style-name="ce25" office:value-type="float" office:value="-0.32" calcext:value-type="float">
            <text:p><text:s/>－0.32 </text:p>
          </table:table-cell>
          <table:table-cell table:style-name="ce25" office:value-type="float" office:value="-3.74" calcext:value-type="float">
            <text:p><text:s/>－3.74 </text:p>
          </table:table-cell>
          <table:table-cell table:style-name="ce29" office:value-type="float" office:value="354" calcext:value-type="float">
            <text:p><text:s text:c="3"/>354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25" office:value-type="float" office:value="1.59" calcext:value-type="float">
            <text:p><text:s text:c="3"/>1.59 </text:p>
          </table:table-cell>
          <table:table-cell table:style-name="ce29" office:value-type="float" office:value="1369" calcext:value-type="float">
            <text:p><text:s text:c="3"/>1,369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15" calcext:value-type="float">
            <text:p><text:s text:c="3"/>6.15 </text:p>
          </table:table-cell>
          <table:table-cell table:style-name="ce29" office:value-type="float" office:value="1015" calcext:value-type="float">
            <text:p><text:s text:c="3"/>1,015 </text:p>
          </table:table-cell>
          <table:table-cell table:style-name="ce25" office:value-type="float" office:value="0.39" calcext:value-type="float">
            <text:p><text:s text:c="3"/>0.39 </text:p>
          </table:table-cell>
          <table:table-cell table:style-name="ce25" office:value-type="float" office:value="4.56" calcext:value-type="float">
            <text:p><text:s text:c="3"/>4.56 </text:p>
          </table:table-cell>
          <table:table-cell table:style-name="ce29" office:value-type="float" office:value="1842" calcext:value-type="float">
            <text:p><text:s text:c="3"/>1,842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27" calcext:value-type="float">
            <text:p><text:s text:c="3"/>8.27 </text:p>
          </table:table-cell>
          <table:table-cell table:style-name="ce17" office:value-type="float" office:value="339" calcext:value-type="float">
            <text:p><text:s text:c="3"/>339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45" office:value-type="float" office:value="1.52" calcext:value-type="float">
            <text:p><text:s text:c="3"/>1.5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-153" calcext:value-type="float">
            <text:p><text:s/>－153 </text:p>
          </table:table-cell>
          <table:table-cell table:style-name="ce26" office:value-type="float" office:value="-0.73" calcext:value-type="float">
            <text:p><text:s/>－0.73 </text:p>
          </table:table-cell>
          <table:table-cell table:style-name="ce26" office:value-type="float" office:value="-8.57" calcext:value-type="float">
            <text:p><text:s/>－8.57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26" office:value-type="float" office:value="1.07" calcext:value-type="float">
            <text:p><text:s text:c="3"/>1.07 </text:p>
          </table:table-cell>
          <table:table-cell table:style-name="ce30" office:value-type="float" office:value="98" calcext:value-type="float">
            <text:p><text:s text:c="3"/>98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49" calcext:value-type="float">
            <text:p><text:s text:c="3"/>5.49 </text:p>
          </table:table-cell>
          <table:table-cell table:style-name="ce30" office:value-type="float" office:value="79" calcext:value-type="float">
            <text:p><text:s text:c="3"/>79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43" calcext:value-type="float">
            <text:p><text:s text:c="3"/>4.43 </text:p>
          </table:table-cell>
          <table:table-cell table:style-name="ce30" office:value-type="float" office:value="135" calcext:value-type="float">
            <text:p><text:s text:c="3"/>135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7" calcext:value-type="float">
            <text:p><text:s text:c="3"/>7.57 </text:p>
          </table:table-cell>
          <table:table-cell table:style-name="ce18" office:value-type="float" office:value="35" calcext:value-type="float">
            <text:p><text:s text:c="3"/>35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1.96" calcext:value-type="float">
            <text:p><text:s text:c="3"/>1.9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-84" calcext:value-type="float">
            <text:p><text:s/>－84 </text:p>
          </table:table-cell>
          <table:table-cell table:style-name="ce26" office:value-type="float" office:value="-0.37" calcext:value-type="float">
            <text:p><text:s/>－0.37 </text:p>
          </table:table-cell>
          <table:table-cell table:style-name="ce26" office:value-type="float" office:value="-4.34" calcext:value-type="float">
            <text:p><text:s/>－4.34 </text:p>
          </table:table-cell>
          <table:table-cell table:style-name="ce30" office:value-type="float" office:value="51" calcext:value-type="float">
            <text:p><text:s text:c="3"/>51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26" office:value-type="float" office:value="2.64" calcext:value-type="float">
            <text:p><text:s text:c="3"/>2.64 </text:p>
          </table:table-cell>
          <table:table-cell table:style-name="ce30" office:value-type="float" office:value="135" calcext:value-type="float">
            <text:p><text:s text:c="3"/>135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6.98" calcext:value-type="float">
            <text:p><text:s text:c="3"/>6.98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34" calcext:value-type="float">
            <text:p><text:s text:c="3"/>4.34 </text:p>
          </table:table-cell>
          <table:table-cell table:style-name="ce30" office:value-type="float" office:value="181" calcext:value-type="float">
            <text:p><text:s text:c="3"/>181 </text:p>
          </table:table-cell>
          <table:table-cell table:style-name="ce26" office:value-type="float" office:value="0.79" calcext:value-type="float">
            <text:p><text:s text:c="3"/>0.79 </text:p>
          </table:table-cell>
          <table:table-cell table:style-name="ce26" office:value-type="float" office:value="9.36" calcext:value-type="float">
            <text:p><text:s text:c="3"/>9.36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6" calcext:value-type="float">
            <text:p><text:s text:c="3"/>1.6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-397" calcext:value-type="float">
            <text:p><text:s/>－397 </text:p>
          </table:table-cell>
          <table:table-cell table:style-name="ce26" office:value-type="float" office:value="-1.26" calcext:value-type="float">
            <text:p><text:s/>－1.26 </text:p>
          </table:table-cell>
          <table:table-cell table:style-name="ce26" office:value-type="float" office:value="-14.89" calcext:value-type="float">
            <text:p><text:s/>－14.89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6" office:value-type="float" office:value="0.06" calcext:value-type="float">
            <text:p><text:s text:c="3"/>0.06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30" office:value-type="float" office:value="134" calcext:value-type="float">
            <text:p><text:s text:c="3"/>134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3" calcext:value-type="float">
            <text:p><text:s text:c="3"/>5.03 </text:p>
          </table:table-cell>
          <table:table-cell table:style-name="ce30" office:value-type="float" office:value="115" calcext:value-type="float">
            <text:p><text:s text:c="3"/>115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32" calcext:value-type="float">
            <text:p><text:s text:c="3"/>4.32 </text:p>
          </table:table-cell>
          <table:table-cell table:style-name="ce30" office:value-type="float" office:value="225" calcext:value-type="float">
            <text:p><text:s text:c="3"/>225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45" calcext:value-type="float">
            <text:p><text:s text:c="3"/>8.45 </text:p>
          </table:table-cell>
          <table:table-cell table:style-name="ce18" office:value-type="float" office:value="38" calcext:value-type="float">
            <text:p><text:s text:c="3"/>38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46" office:value-type="float" office:value="1.43" calcext:value-type="float">
            <text:p><text:s text:c="3"/>1.4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-97" calcext:value-type="float">
            <text:p><text:s/>－97 </text:p>
          </table:table-cell>
          <table:table-cell table:style-name="ce26" office:value-type="float" office:value="-0.44" calcext:value-type="float">
            <text:p><text:s/>－0.44 </text:p>
          </table:table-cell>
          <table:table-cell table:style-name="ce26" office:value-type="float" office:value="-5.22" calcext:value-type="float">
            <text:p><text:s/>－5.22 </text:p>
          </table:table-cell>
          <table:table-cell table:style-name="ce30" office:value-type="float" office:value="61" calcext:value-type="float">
            <text:p><text:s text:c="3"/>61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28" calcext:value-type="float">
            <text:p><text:s text:c="3"/>3.28 </text:p>
          </table:table-cell>
          <table:table-cell table:style-name="ce30" office:value-type="float" office:value="130" calcext:value-type="float">
            <text:p><text:s text:c="3"/>130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" calcext:value-type="float">
            <text:p><text:s text:c="3"/>7.00 </text:p>
          </table:table-cell>
          <table:table-cell table:style-name="ce30" office:value-type="float" office:value="69" calcext:value-type="float">
            <text:p><text:s text:c="3"/>69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71" calcext:value-type="float">
            <text:p><text:s text:c="3"/>3.71 </text:p>
          </table:table-cell>
          <table:table-cell table:style-name="ce30" office:value-type="float" office:value="171" calcext:value-type="float">
            <text:p><text:s text:c="3"/>171 </text:p>
          </table:table-cell>
          <table:table-cell table:style-name="ce26" office:value-type="float" office:value="0.78" calcext:value-type="float">
            <text:p><text:s text:c="3"/>0.78 </text:p>
          </table:table-cell>
          <table:table-cell table:style-name="ce26" office:value-type="float" office:value="9.2" calcext:value-type="float">
            <text:p><text:s text:c="3"/>9.20 </text:p>
          </table:table-cell>
          <table:table-cell table:style-name="ce18" office:value-type="float" office:value="26" calcext:value-type="float">
            <text:p><text:s text:c="3"/>26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46" office:value-type="float" office:value="1.4" calcext:value-type="float">
            <text:p><text:s text:c="3"/>1.4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-80" calcext:value-type="float">
            <text:p><text:s/>－80 </text:p>
          </table:table-cell>
          <table:table-cell table:style-name="ce26" office:value-type="float" office:value="-0.5" calcext:value-type="float">
            <text:p><text:s/>－0.50 </text:p>
          </table:table-cell>
          <table:table-cell table:style-name="ce26" office:value-type="float" office:value="-5.91" calcext:value-type="float">
            <text:p><text:s/>－5.91 </text:p>
          </table:table-cell>
          <table:table-cell table:style-name="ce32" office:value-type="float" office:value="4" calcext:value-type="float">
            <text:p><text:s text:c="3"/>4 </text:p>
          </table:table-cell>
          <table:table-cell table:style-name="ce34" office:value-type="float" office:value="0.03" calcext:value-type="float">
            <text:p><text:s text:c="3"/>0.03 </text:p>
          </table:table-cell>
          <table:table-cell table:style-name="ce34" office:value-type="float" office:value="0.3" calcext:value-type="float">
            <text:p><text:s text:c="3"/>0.30 </text:p>
          </table:table-cell>
          <table:table-cell table:style-name="ce30" office:value-type="float" office:value="71" calcext:value-type="float">
            <text:p><text:s text:c="3"/>71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25" calcext:value-type="float">
            <text:p><text:s text:c="3"/>5.25 </text:p>
          </table:table-cell>
          <table:table-cell table:style-name="ce30" office:value-type="float" office:value="67" calcext:value-type="float">
            <text:p><text:s text:c="3"/>67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4.95" calcext:value-type="float">
            <text:p><text:s text:c="3"/>4.95 </text:p>
          </table:table-cell>
          <table:table-cell table:style-name="ce30" office:value-type="float" office:value="108" calcext:value-type="float">
            <text:p><text:s text:c="3"/>108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7.98" calcext:value-type="float">
            <text:p><text:s text:c="3"/>7.98 </text:p>
          </table:table-cell>
          <table:table-cell table:style-name="ce18" office:value-type="float" office:value="13" calcext:value-type="float">
            <text:p><text:s text:c="3"/>13 </text:p>
          </table:table-cell>
          <table:table-cell table:style-name="ce26" office:value-type="float" office:value="0.08" calcext:value-type="float">
            <text:p><text:s text:c="3"/>0.08 </text:p>
          </table:table-cell>
          <table:table-cell table:style-name="ce46" office:value-type="float" office:value="0.96" calcext:value-type="float">
            <text:p><text:s text:c="3"/>0.9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71" calcext:value-type="float">
            <text:p><text:s text:c="3"/>71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1" calcext:value-type="float">
            <text:p><text:s text:c="3"/>6.71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26" office:value-type="float" office:value="1.42" calcext:value-type="float">
            <text:p><text:s text:c="3"/>1.42 </text:p>
          </table:table-cell>
          <table:table-cell table:style-name="ce30" office:value-type="float" office:value="73" calcext:value-type="float">
            <text:p><text:s text:c="3"/>73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6.89" calcext:value-type="float">
            <text:p><text:s text:c="3"/>6.89 </text:p>
          </table:table-cell>
          <table:table-cell table:style-name="ce30" office:value-type="float" office:value="58" calcext:value-type="float">
            <text:p><text:s text:c="3"/>58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48" calcext:value-type="float">
            <text:p><text:s text:c="3"/>5.48 </text:p>
          </table:table-cell>
          <table:table-cell table:style-name="ce30" office:value-type="float" office:value="95" calcext:value-type="float">
            <text:p><text:s text:c="3"/>95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8.97" calcext:value-type="float">
            <text:p><text:s text:c="3"/>8.97 </text:p>
          </table:table-cell>
          <table:table-cell table:style-name="ce18" office:value-type="float" office:value="14" calcext:value-type="float">
            <text:p><text:s text:c="3"/>14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46" office:value-type="float" office:value="1.32" calcext:value-type="float">
            <text:p><text:s text:c="3"/>1.3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71" calcext:value-type="float">
            <text:p><text:s text:c="3"/>71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39" calcext:value-type="float">
            <text:p><text:s text:c="3"/>4.39 </text:p>
          </table:table-cell>
          <table:table-cell table:style-name="ce30" office:value-type="float" office:value="-15" calcext:value-type="float">
            <text:p><text:s/>－15 </text:p>
          </table:table-cell>
          <table:table-cell table:style-name="ce26" office:value-type="float" office:value="-0.08" calcext:value-type="float">
            <text:p><text:s/>－0.08 </text:p>
          </table:table-cell>
          <table:table-cell table:style-name="ce26" office:value-type="float" office:value="-0.93" calcext:value-type="float">
            <text:p><text:s/>－0.93 </text:p>
          </table:table-cell>
          <table:table-cell table:style-name="ce30" office:value-type="float" office:value="86" calcext:value-type="float">
            <text:p><text:s text:c="3"/>86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32" calcext:value-type="float">
            <text:p><text:s text:c="3"/>5.32 </text:p>
          </table:table-cell>
          <table:table-cell table:style-name="ce30" office:value-type="float" office:value="101" calcext:value-type="float">
            <text:p><text:s text:c="3"/>101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5" calcext:value-type="float">
            <text:p><text:s text:c="3"/>6.25 </text:p>
          </table:table-cell>
          <table:table-cell table:style-name="ce30" office:value-type="float" office:value="146" calcext:value-type="float">
            <text:p><text:s text:c="3"/>146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03" calcext:value-type="float">
            <text:p><text:s text:c="3"/>9.03 </text:p>
          </table:table-cell>
          <table:table-cell table:style-name="ce18" office:value-type="float" office:value="29" calcext:value-type="float">
            <text:p><text:s text:c="3"/>29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79" calcext:value-type="float">
            <text:p><text:s text:c="3"/>1.7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26" office:value-type="float" office:value="0.03" calcext:value-type="float">
            <text:p><text:s text:c="3"/>0.03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30" office:value-type="float" office:value="21" calcext:value-type="float">
            <text:p><text:s text:c="3"/>21 </text:p>
          </table:table-cell>
          <table:table-cell table:style-name="ce26" office:value-type="float" office:value="0.08" calcext:value-type="float">
            <text:p><text:s text:c="3"/>0.08 </text:p>
          </table:table-cell>
          <table:table-cell table:style-name="ce26" office:value-type="float" office:value="0.94" calcext:value-type="float">
            <text:p><text:s text:c="3"/>0.94 </text:p>
          </table:table-cell>
          <table:table-cell table:style-name="ce30" office:value-type="float" office:value="125" calcext:value-type="float">
            <text:p><text:s text:c="3"/>125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2" calcext:value-type="float">
            <text:p><text:s text:c="3"/>5.62 </text:p>
          </table:table-cell>
          <table:table-cell table:style-name="ce30" office:value-type="float" office:value="104" calcext:value-type="float">
            <text:p><text:s text:c="3"/>104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68" calcext:value-type="float">
            <text:p><text:s text:c="3"/>4.68 </text:p>
          </table:table-cell>
          <table:table-cell table:style-name="ce30" office:value-type="float" office:value="183" calcext:value-type="float">
            <text:p><text:s text:c="3"/>183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3" calcext:value-type="float">
            <text:p><text:s text:c="3"/>8.23 </text:p>
          </table:table-cell>
          <table:table-cell table:style-name="ce18" office:value-type="float" office:value="34" calcext:value-type="float">
            <text:p><text:s text:c="3"/>34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46" office:value-type="float" office:value="1.53" calcext:value-type="float">
            <text:p><text:s text:c="3"/>1.5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-15" calcext:value-type="float">
            <text:p><text:s/>－15 </text:p>
          </table:table-cell>
          <table:table-cell table:style-name="ce26" office:value-type="float" office:value="-0.13" calcext:value-type="float">
            <text:p><text:s/>－0.13 </text:p>
          </table:table-cell>
          <table:table-cell table:style-name="ce26" office:value-type="float" office:value="-1.55" calcext:value-type="float">
            <text:p><text:s/>－1.55 </text:p>
          </table:table-cell>
          <table:table-cell table:style-name="ce30" office:value-type="float" office:value="32" calcext:value-type="float">
            <text:p><text:s text:c="3"/>32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31" calcext:value-type="float">
            <text:p><text:s text:c="3"/>3.31 </text:p>
          </table:table-cell>
          <table:table-cell table:style-name="ce30" office:value-type="float" office:value="76" calcext:value-type="float">
            <text:p><text:s text:c="3"/>76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87" calcext:value-type="float">
            <text:p><text:s text:c="3"/>7.87 </text:p>
          </table:table-cell>
          <table:table-cell table:style-name="ce30" office:value-type="float" office:value="44" calcext:value-type="float">
            <text:p><text:s text:c="3"/>44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56" calcext:value-type="float">
            <text:p><text:s text:c="3"/>4.56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8.7" calcext:value-type="float">
            <text:p><text:s text:c="3"/>8.70 </text:p>
          </table:table-cell>
          <table:table-cell table:style-name="ce18" office:value-type="float" office:value="15" calcext:value-type="float">
            <text:p><text:s text:c="3"/>15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46" office:value-type="float" office:value="1.55" calcext:value-type="float">
            <text:p><text:s text:c="3"/>1.5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49" calcext:value-type="float">
            <text:p><text:s text:c="3"/>49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16" calcext:value-type="float">
            <text:p><text:s text:c="3"/>2.16 </text:p>
          </table:table-cell>
          <table:table-cell table:style-name="ce30" office:value-type="float" office:value="77" calcext:value-type="float">
            <text:p><text:s text:c="3"/>77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4" calcext:value-type="float">
            <text:p><text:s text:c="3"/>3.40 </text:p>
          </table:table-cell>
          <table:table-cell table:style-name="ce30" office:value-type="float" office:value="167" calcext:value-type="float">
            <text:p><text:s text:c="3"/>167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37" calcext:value-type="float">
            <text:p><text:s text:c="3"/>7.37 </text:p>
          </table:table-cell>
          <table:table-cell table:style-name="ce30" office:value-type="float" office:value="90" calcext:value-type="float">
            <text:p><text:s text:c="3"/>90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3.97" calcext:value-type="float">
            <text:p><text:s text:c="3"/>3.97 </text:p>
          </table:table-cell>
          <table:table-cell table:style-name="ce30" office:value-type="float" office:value="184" calcext:value-type="float">
            <text:p><text:s text:c="3"/>184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2" calcext:value-type="float">
            <text:p><text:s text:c="3"/>8.12 </text:p>
          </table:table-cell>
          <table:table-cell table:style-name="ce18" office:value-type="float" office:value="23" calcext:value-type="float">
            <text:p><text:s text:c="3"/>23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46" office:value-type="float" office:value="1.01" calcext:value-type="float">
            <text:p><text:s text:c="3"/>1.0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-151" calcext:value-type="float">
            <text:p><text:s/>－151 </text:p>
          </table:table-cell>
          <table:table-cell table:style-name="ce26" office:value-type="float" office:value="-0.53" calcext:value-type="float">
            <text:p><text:s/>－0.53 </text:p>
          </table:table-cell>
          <table:table-cell table:style-name="ce26" office:value-type="float" office:value="-6.22" calcext:value-type="float">
            <text:p><text:s/>－6.22 </text:p>
          </table:table-cell>
          <table:table-cell table:style-name="ce30" office:value-type="float" office:value="43" calcext:value-type="float">
            <text:p><text:s text:c="3"/>43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26" office:value-type="float" office:value="1.77" calcext:value-type="float">
            <text:p><text:s text:c="3"/>1.77 </text:p>
          </table:table-cell>
          <table:table-cell table:style-name="ce30" office:value-type="float" office:value="142" calcext:value-type="float">
            <text:p><text:s text:c="3"/>142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85" calcext:value-type="float">
            <text:p><text:s text:c="3"/>5.85 </text:p>
          </table:table-cell>
          <table:table-cell table:style-name="ce30" office:value-type="float" office:value="99" calcext:value-type="float">
            <text:p><text:s text:c="3"/>99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08" calcext:value-type="float">
            <text:p><text:s text:c="3"/>4.08 </text:p>
          </table:table-cell>
          <table:table-cell table:style-name="ce30" office:value-type="float" office:value="177" calcext:value-type="float">
            <text:p><text:s text:c="3"/>177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29" calcext:value-type="float">
            <text:p><text:s text:c="3"/>7.29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77" calcext:value-type="float">
            <text:p><text:s text:c="3"/>1.7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-56" calcext:value-type="float">
            <text:p><text:s/>－56 </text:p>
          </table:table-cell>
          <table:table-cell table:style-name="ce26" office:value-type="float" office:value="-0.22" calcext:value-type="float">
            <text:p><text:s/>－0.22 </text:p>
          </table:table-cell>
          <table:table-cell table:style-name="ce26" office:value-type="float" office:value="-2.64" calcext:value-type="float">
            <text:p><text:s/>－2.64 </text:p>
          </table:table-cell>
          <table:table-cell table:style-name="ce30" office:value-type="float" office:value="27" calcext:value-type="float">
            <text:p><text:s text:c="3"/>27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27" calcext:value-type="float">
            <text:p><text:s text:c="3"/>1.27 </text:p>
          </table:table-cell>
          <table:table-cell table:style-name="ce30" office:value-type="float" office:value="132" calcext:value-type="float">
            <text:p><text:s text:c="3"/>132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2" calcext:value-type="float">
            <text:p><text:s text:c="3"/>6.22 </text:p>
          </table:table-cell>
          <table:table-cell table:style-name="ce30" office:value-type="float" office:value="105" calcext:value-type="float">
            <text:p><text:s text:c="3"/>105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4.95" calcext:value-type="float">
            <text:p><text:s text:c="3"/>4.95 </text:p>
          </table:table-cell>
          <table:table-cell table:style-name="ce30" office:value-type="float" office:value="153" calcext:value-type="float">
            <text:p><text:s text:c="3"/>153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21" calcext:value-type="float">
            <text:p><text:s text:c="3"/>7.21 </text:p>
          </table:table-cell>
          <table:table-cell table:style-name="ce18" office:value-type="float" office:value="38" calcext:value-type="float">
            <text:p><text:s text:c="3"/>38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79" calcext:value-type="float">
            <text:p><text:s text:c="3"/>1.79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354" calcext:value-type="float">
            <text:p><text:s text:c="3"/>354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25" office:value-type="float" office:value="2.73" calcext:value-type="float">
            <text:p><text:s text:c="3"/>2.73 </text:p>
          </table:table-cell>
          <table:table-cell table:style-name="ce29" office:value-type="float" office:value="200" calcext:value-type="float">
            <text:p><text:s text:c="3"/>200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25" office:value-type="float" office:value="1.54" calcext:value-type="float">
            <text:p><text:s text:c="3"/>1.54 </text:p>
          </table:table-cell>
          <table:table-cell table:style-name="ce29" office:value-type="float" office:value="765" calcext:value-type="float">
            <text:p><text:s text:c="3"/>765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9" calcext:value-type="float">
            <text:p><text:s text:c="3"/>5.90 </text:p>
          </table:table-cell>
          <table:table-cell table:style-name="ce29" office:value-type="float" office:value="565" calcext:value-type="float">
            <text:p><text:s text:c="3"/>565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36" calcext:value-type="float">
            <text:p><text:s text:c="3"/>4.36 </text:p>
          </table:table-cell>
          <table:table-cell table:style-name="ce29" office:value-type="float" office:value="985" calcext:value-type="float">
            <text:p><text:s text:c="3"/>985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6" calcext:value-type="float">
            <text:p><text:s text:c="3"/>7.60 </text:p>
          </table:table-cell>
          <table:table-cell table:style-name="ce17" office:value-type="float" office:value="209" calcext:value-type="float">
            <text:p><text:s text:c="3"/>209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45" office:value-type="float" office:value="1.61" calcext:value-type="float">
            <text:p><text:s text:c="3"/>1.6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-49" calcext:value-type="float">
            <text:p><text:s/>－49 </text:p>
          </table:table-cell>
          <table:table-cell table:style-name="ce26" office:value-type="float" office:value="-1.75" calcext:value-type="float">
            <text:p><text:s/>－1.75 </text:p>
          </table:table-cell>
          <table:table-cell table:style-name="ce26" office:value-type="float" office:value="-20.56" calcext:value-type="float">
            <text:p><text:s/>－20.56 </text:p>
          </table:table-cell>
          <table:table-cell table:style-name="ce30" office:value-type="float" office:value="-15" calcext:value-type="float">
            <text:p><text:s/>－15 </text:p>
          </table:table-cell>
          <table:table-cell table:style-name="ce26" office:value-type="float" office:value="-0.53" calcext:value-type="float">
            <text:p><text:s/>－0.53 </text:p>
          </table:table-cell>
          <table:table-cell table:style-name="ce26" office:value-type="float" office:value="-6.3" calcext:value-type="float">
            <text:p><text:s/>－6.30 </text:p>
          </table:table-cell>
          <table:table-cell table:style-name="ce30" office:value-type="float" office:value="5" calcext:value-type="float">
            <text:p><text:s text:c="3"/>5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1" calcext:value-type="float">
            <text:p><text:s text:c="3"/>2.10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4" calcext:value-type="float">
            <text:p><text:s text:c="3"/>8.40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2" calcext:value-type="float">
            <text:p><text:s text:c="3"/>6.72 </text:p>
          </table:table-cell>
          <table:table-cell table:style-name="ce18" office:value-type="float" office:value="6" calcext:value-type="float">
            <text:p><text:s text:c="3"/>6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149" calcext:value-type="float">
            <text:p><text:s text:c="3"/>149 </text:p>
          </table:table-cell>
          <table:table-cell table:style-name="ce26" office:value-type="float" office:value="1.19" calcext:value-type="float">
            <text:p><text:s text:c="3"/>1.19 </text:p>
          </table:table-cell>
          <table:table-cell table:style-name="ce26" office:value-type="float" office:value="13.96" calcext:value-type="float">
            <text:p><text:s text:c="3"/>13.96 </text:p>
          </table:table-cell>
          <table:table-cell table:style-name="ce30" office:value-type="float" office:value="36" calcext:value-type="float">
            <text:p><text:s text:c="3"/>36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37" calcext:value-type="float">
            <text:p><text:s text:c="3"/>3.37 </text:p>
          </table:table-cell>
          <table:table-cell table:style-name="ce30" office:value-type="float" office:value="77" calcext:value-type="float">
            <text:p><text:s text:c="3"/>77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21" calcext:value-type="float">
            <text:p><text:s text:c="3"/>7.21 </text:p>
          </table:table-cell>
          <table:table-cell table:style-name="ce30" office:value-type="float" office:value="41" calcext:value-type="float">
            <text:p><text:s text:c="3"/>41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3.84" calcext:value-type="float">
            <text:p><text:s text:c="3"/>3.84 </text:p>
          </table:table-cell>
          <table:table-cell table:style-name="ce30" office:value-type="float" office:value="101" calcext:value-type="float">
            <text:p><text:s text:c="3"/>101 </text:p>
          </table:table-cell>
          <table:table-cell table:style-name="ce26" office:value-type="float" office:value="0.8" calcext:value-type="float">
            <text:p><text:s text:c="3"/>0.80 </text:p>
          </table:table-cell>
          <table:table-cell table:style-name="ce26" office:value-type="float" office:value="9.46" calcext:value-type="float">
            <text:p><text:s text:c="3"/>9.46 </text:p>
          </table:table-cell>
          <table:table-cell table:style-name="ce18" office:value-type="float" office:value="20" calcext:value-type="float">
            <text:p><text:s text:c="3"/>20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87" calcext:value-type="float">
            <text:p><text:s text:c="3"/>1.8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195" calcext:value-type="float">
            <text:p><text:s text:c="3"/>195 </text:p>
          </table:table-cell>
          <table:table-cell table:style-name="ce26" office:value-type="float" office:value="1.03" calcext:value-type="float">
            <text:p><text:s text:c="3"/>1.03 </text:p>
          </table:table-cell>
          <table:table-cell table:style-name="ce26" office:value-type="float" office:value="12.17" calcext:value-type="float">
            <text:p><text:s text:c="3"/>12.17 </text:p>
          </table:table-cell>
          <table:table-cell table:style-name="ce30" office:value-type="float" office:value="26" calcext:value-type="float">
            <text:p><text:s text:c="3"/>26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26" office:value-type="float" office:value="1.62" calcext:value-type="float">
            <text:p><text:s text:c="3"/>1.62 </text:p>
          </table:table-cell>
          <table:table-cell table:style-name="ce30" office:value-type="float" office:value="88" calcext:value-type="float">
            <text:p><text:s text:c="3"/>88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49" calcext:value-type="float">
            <text:p><text:s text:c="3"/>5.49 </text:p>
          </table:table-cell>
          <table:table-cell table:style-name="ce30" office:value-type="float" office:value="62" calcext:value-type="float">
            <text:p><text:s text:c="3"/>62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3.87" calcext:value-type="float">
            <text:p><text:s text:c="3"/>3.87 </text:p>
          </table:table-cell>
          <table:table-cell table:style-name="ce30" office:value-type="float" office:value="127" calcext:value-type="float">
            <text:p><text:s text:c="3"/>127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92" calcext:value-type="float">
            <text:p><text:s text:c="3"/>7.92 </text:p>
          </table:table-cell>
          <table:table-cell table:style-name="ce18" office:value-type="float" office:value="21" calcext:value-type="float">
            <text:p><text:s text:c="3"/>21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46" office:value-type="float" office:value="1.31" calcext:value-type="float">
            <text:p><text:s text:c="3"/>1.3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124" calcext:value-type="float">
            <text:p><text:s text:c="3"/>124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57" calcext:value-type="float">
            <text:p><text:s text:c="3"/>8.57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26" office:value-type="float" office:value="1.11" calcext:value-type="float">
            <text:p><text:s text:c="3"/>1.11 </text:p>
          </table:table-cell>
          <table:table-cell table:style-name="ce30" office:value-type="float" office:value="92" calcext:value-type="float">
            <text:p><text:s text:c="3"/>92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5" calcext:value-type="float">
            <text:p><text:s text:c="3"/>6.35 </text:p>
          </table:table-cell>
          <table:table-cell table:style-name="ce30" office:value-type="float" office:value="76" calcext:value-type="float">
            <text:p><text:s text:c="3"/>76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25" calcext:value-type="float">
            <text:p><text:s text:c="3"/>5.25 </text:p>
          </table:table-cell>
          <table:table-cell table:style-name="ce30" office:value-type="float" office:value="96" calcext:value-type="float">
            <text:p><text:s text:c="3"/>96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63" calcext:value-type="float">
            <text:p><text:s text:c="3"/>6.63 </text:p>
          </table:table-cell>
          <table:table-cell table:style-name="ce18" office:value-type="float" office:value="17" calcext:value-type="float">
            <text:p><text:s text:c="3"/>17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46" office:value-type="float" office:value="1.17" calcext:value-type="float">
            <text:p><text:s text:c="3"/>1.1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6" calcext:value-type="float">
            <text:p><text:s text:c="3"/>6 </text:p>
          </table:table-cell>
          <table:table-cell table:style-name="ce26" office:value-type="float" office:value="0.02" calcext:value-type="float">
            <text:p><text:s text:c="3"/>0.02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30" office:value-type="float" office:value="49" calcext:value-type="float">
            <text:p><text:s text:c="3"/>49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26" office:value-type="float" office:value="1.62" calcext:value-type="float">
            <text:p><text:s text:c="3"/>1.62 </text:p>
          </table:table-cell>
          <table:table-cell table:style-name="ce30" office:value-type="float" office:value="170" calcext:value-type="float">
            <text:p><text:s text:c="3"/>170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2" calcext:value-type="float">
            <text:p><text:s text:c="3"/>5.62 </text:p>
          </table:table-cell>
          <table:table-cell table:style-name="ce30" office:value-type="float" office:value="121" calcext:value-type="float">
            <text:p><text:s text:c="3"/>121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" calcext:value-type="float">
            <text:p><text:s text:c="3"/>4.00 </text:p>
          </table:table-cell>
          <table:table-cell table:style-name="ce30" office:value-type="float" office:value="240" calcext:value-type="float">
            <text:p><text:s text:c="3"/>240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94" calcext:value-type="float">
            <text:p><text:s text:c="3"/>7.94 </text:p>
          </table:table-cell>
          <table:table-cell table:style-name="ce18" office:value-type="float" office:value="46" calcext:value-type="float">
            <text:p><text:s text:c="3"/>46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46" office:value-type="float" office:value="1.52" calcext:value-type="float">
            <text:p><text:s text:c="3"/>1.5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-31" calcext:value-type="float">
            <text:p><text:s/>－31 </text:p>
          </table:table-cell>
          <table:table-cell table:style-name="ce26" office:value-type="float" office:value="-0.55" calcext:value-type="float">
            <text:p><text:s/>－0.55 </text:p>
          </table:table-cell>
          <table:table-cell table:style-name="ce26" office:value-type="float" office:value="-6.44" calcext:value-type="float">
            <text:p><text:s/>－6.44 </text:p>
          </table:table-cell>
          <table:table-cell table:style-name="ce30" office:value-type="float" office:value="2" calcext:value-type="float">
            <text:p><text:s text:c="3"/>2 </text:p>
          </table:table-cell>
          <table:table-cell table:style-name="ce26" office:value-type="float" office:value="0.04" calcext:value-type="float">
            <text:p><text:s text:c="3"/>0.04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30" office:value-type="float" office:value="23" calcext:value-type="float">
            <text:p><text:s text:c="3"/>23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78" calcext:value-type="float">
            <text:p><text:s text:c="3"/>4.78 </text:p>
          </table:table-cell>
          <table:table-cell table:style-name="ce30" office:value-type="float" office:value="21" calcext:value-type="float">
            <text:p><text:s text:c="3"/>21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36" calcext:value-type="float">
            <text:p><text:s text:c="3"/>4.36 </text:p>
          </table:table-cell>
          <table:table-cell table:style-name="ce30" office:value-type="float" office:value="26" calcext:value-type="float">
            <text:p><text:s text:c="3"/>26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4" calcext:value-type="float">
            <text:p><text:s text:c="3"/>5.40 </text:p>
          </table:table-cell>
          <table:table-cell table:style-name="ce18" office:value-type="float" office:value="11" calcext:value-type="float">
            <text:p><text:s text:c="3"/>11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8" calcext:value-type="float">
            <text:p><text:s text:c="3"/>2.2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15" calcext:value-type="float">
            <text:p><text:s text:c="3"/>15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93" calcext:value-type="float">
            <text:p><text:s text:c="3"/>5.93 </text:p>
          </table:table-cell>
          <table:table-cell table:style-name="ce30" office:value-type="float" office:value="0" calcext:value-type="float">
            <text:p>－ </text:p>
          </table:table-cell>
          <table:table-cell table:number-columns-repeated="2" table:style-name="ce26" office:value-type="float" office:value="0" calcext:value-type="float">
            <text:p>－ </text:p>
          </table:table-cell>
          <table:table-cell table:style-name="ce30" office:value-type="float" office:value="9" calcext:value-type="float">
            <text:p><text:s text:c="3"/>9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56" calcext:value-type="float">
            <text:p><text:s text:c="3"/>3.56 </text:p>
          </table:table-cell>
          <table:table-cell table:style-name="ce30" office:value-type="float" office:value="9" calcext:value-type="float">
            <text:p><text:s text:c="3"/>9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56" calcext:value-type="float">
            <text:p><text:s text:c="3"/>3.56 </text:p>
          </table:table-cell>
          <table:table-cell table:style-name="ce30" office:value-type="float" office:value="24" calcext:value-type="float">
            <text:p><text:s text:c="3"/>24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49" calcext:value-type="float">
            <text:p><text:s text:c="3"/>9.49 </text:p>
          </table:table-cell>
          <table:table-cell table:style-name="ce18" office:value-type="float" office:value="6" calcext:value-type="float">
            <text:p><text:s text:c="3"/>6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7" calcext:value-type="float">
            <text:p><text:s text:c="3"/>2.3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-92" calcext:value-type="float">
            <text:p><text:s/>－92 </text:p>
          </table:table-cell>
          <table:table-cell table:style-name="ce26" office:value-type="float" office:value="-0.49" calcext:value-type="float">
            <text:p><text:s/>－0.49 </text:p>
          </table:table-cell>
          <table:table-cell table:style-name="ce26" office:value-type="float" office:value="-5.8" calcext:value-type="float">
            <text:p><text:s/>－5.80 </text:p>
          </table:table-cell>
          <table:table-cell table:style-name="ce30" office:value-type="float" office:value="18" calcext:value-type="float">
            <text:p><text:s text:c="3"/>18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14" calcext:value-type="float">
            <text:p><text:s text:c="3"/>1.14 </text:p>
          </table:table-cell>
          <table:table-cell table:style-name="ce30" office:value-type="float" office:value="88" calcext:value-type="float">
            <text:p><text:s text:c="3"/>88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5" calcext:value-type="float">
            <text:p><text:s text:c="3"/>5.55 </text:p>
          </table:table-cell>
          <table:table-cell table:style-name="ce30" office:value-type="float" office:value="70" calcext:value-type="float">
            <text:p><text:s text:c="3"/>70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41" calcext:value-type="float">
            <text:p><text:s text:c="3"/>4.41 </text:p>
          </table:table-cell>
          <table:table-cell table:style-name="ce30" office:value-type="float" office:value="101" calcext:value-type="float">
            <text:p><text:s text:c="3"/>101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7" calcext:value-type="float">
            <text:p><text:s text:c="3"/>6.37 </text:p>
          </table:table-cell>
          <table:table-cell table:style-name="ce18" office:value-type="float" office:value="22" calcext:value-type="float">
            <text:p><text:s text:c="3"/>22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46" office:value-type="float" office:value="1.39" calcext:value-type="float">
            <text:p><text:s text:c="3"/>1.3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14" calcext:value-type="float">
            <text:p><text:s text:c="3"/>14 </text:p>
          </table:table-cell>
          <table:table-cell table:style-name="ce26" office:value-type="float" office:value="0.07" calcext:value-type="float">
            <text:p><text:s text:c="3"/>0.07 </text:p>
          </table:table-cell>
          <table:table-cell table:style-name="ce26" office:value-type="float" office:value="0.82" calcext:value-type="float">
            <text:p><text:s text:c="3"/>0.82 </text:p>
          </table:table-cell>
          <table:table-cell table:style-name="ce30" office:value-type="float" office:value="21" calcext:value-type="float">
            <text:p><text:s text:c="3"/>21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23" calcext:value-type="float">
            <text:p><text:s text:c="3"/>1.23 </text:p>
          </table:table-cell>
          <table:table-cell table:style-name="ce30" office:value-type="float" office:value="103" calcext:value-type="float">
            <text:p><text:s text:c="3"/>103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04" calcext:value-type="float">
            <text:p><text:s text:c="3"/>6.04 </text:p>
          </table:table-cell>
          <table:table-cell table:style-name="ce30" office:value-type="float" office:value="82" calcext:value-type="float">
            <text:p><text:s text:c="3"/>82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81" calcext:value-type="float">
            <text:p><text:s text:c="3"/>4.81 </text:p>
          </table:table-cell>
          <table:table-cell table:style-name="ce30" office:value-type="float" office:value="137" calcext:value-type="float">
            <text:p><text:s text:c="3"/>137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04" calcext:value-type="float">
            <text:p><text:s text:c="3"/>8.04 </text:p>
          </table:table-cell>
          <table:table-cell table:style-name="ce18" office:value-type="float" office:value="34" calcext:value-type="float">
            <text:p><text:s text:c="3"/>34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" calcext:value-type="float">
            <text:p><text:s text:c="3"/>2.0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-16" calcext:value-type="float">
            <text:p><text:s/>－16 </text:p>
          </table:table-cell>
          <table:table-cell table:style-name="ce26" office:value-type="float" office:value="-0.53" calcext:value-type="float">
            <text:p><text:s/>－0.53 </text:p>
          </table:table-cell>
          <table:table-cell table:style-name="ce26" office:value-type="float" office:value="-6.29" calcext:value-type="float">
            <text:p><text:s/>－6.29 </text:p>
          </table:table-cell>
          <table:table-cell table:style-name="ce30" office:value-type="float" office:value="-5" calcext:value-type="float">
            <text:p><text:s/>－5 </text:p>
          </table:table-cell>
          <table:table-cell table:style-name="ce26" office:value-type="float" office:value="-0.17" calcext:value-type="float">
            <text:p><text:s/>－0.17 </text:p>
          </table:table-cell>
          <table:table-cell table:style-name="ce26" office:value-type="float" office:value="-1.97" calcext:value-type="float">
            <text:p><text:s/>－1.97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9" calcext:value-type="float">
            <text:p><text:s text:c="3"/>5.90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87" calcext:value-type="float">
            <text:p><text:s text:c="3"/>7.87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47" calcext:value-type="float">
            <text:p><text:s text:c="3"/>7.47 </text:p>
          </table:table-cell>
          <table:table-cell table:style-name="ce18" office:value-type="float" office:value="4" calcext:value-type="float">
            <text:p><text:s text:c="3"/>4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46" office:value-type="float" office:value="1.57" calcext:value-type="float">
            <text:p><text:s text:c="3"/>1.5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39" calcext:value-type="float">
            <text:p><text:s text:c="3"/>39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26" office:value-type="float" office:value="3" calcext:value-type="float">
            <text:p><text:s text:c="3"/>3.00 </text:p>
          </table:table-cell>
          <table:table-cell table:style-name="ce30" office:value-type="float" office:value="52" calcext:value-type="float">
            <text:p><text:s text:c="3"/>52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" calcext:value-type="float">
            <text:p><text:s text:c="3"/>4.00 </text:p>
          </table:table-cell>
          <table:table-cell table:style-name="ce30" office:value-type="float" office:value="95" calcext:value-type="float">
            <text:p><text:s text:c="3"/>95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3" calcext:value-type="float">
            <text:p><text:s text:c="3"/>7.30 </text:p>
          </table:table-cell>
          <table:table-cell table:style-name="ce30" office:value-type="float" office:value="43" calcext:value-type="float">
            <text:p><text:s text:c="3"/>43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31" calcext:value-type="float">
            <text:p><text:s text:c="3"/>3.31 </text:p>
          </table:table-cell>
          <table:table-cell table:style-name="ce30" office:value-type="float" office:value="98" calcext:value-type="float">
            <text:p><text:s text:c="3"/>98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3" calcext:value-type="float">
            <text:p><text:s text:c="3"/>7.53 </text:p>
          </table:table-cell>
          <table:table-cell table:style-name="ce18" office:value-type="float" office:value="22" calcext:value-type="float">
            <text:p><text:s text:c="3"/>22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69" calcext:value-type="float">
            <text:p><text:s text:c="3"/>1.69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266" calcext:value-type="float">
            <text:p><text:s text:c="3"/>266 </text:p>
          </table:table-cell>
          <table:table-cell table:style-name="ce25" office:value-type="float" office:value="2.82" calcext:value-type="float">
            <text:p><text:s text:c="3"/>2.82 </text:p>
          </table:table-cell>
          <table:table-cell table:style-name="ce25" office:value-type="float" office:value="33.2" calcext:value-type="float">
            <text:p><text:s text:c="3"/>33.20 </text:p>
          </table:table-cell>
          <table:table-cell table:style-name="ce29" office:value-type="float" office:value="35" calcext:value-type="float">
            <text:p><text:s text:c="3"/>35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36" calcext:value-type="float">
            <text:p><text:s text:c="3"/>4.36 </text:p>
          </table:table-cell>
          <table:table-cell table:style-name="ce29" office:value-type="float" office:value="75" calcext:value-type="float">
            <text:p><text:s text:c="3"/>75 </text:p>
          </table:table-cell>
          <table:table-cell table:style-name="ce25" office:value-type="float" office:value="0.79" calcext:value-type="float">
            <text:p><text:s text:c="3"/>0.79 </text:p>
          </table:table-cell>
          <table:table-cell table:style-name="ce25" office:value-type="float" office:value="9.35" calcext:value-type="float">
            <text:p><text:s text:c="3"/>9.35 </text:p>
          </table:table-cell>
          <table:table-cell table:style-name="ce29" office:value-type="float" office:value="40" calcext:value-type="float">
            <text:p><text:s text:c="3"/>40 </text:p>
          </table:table-cell>
          <table:table-cell table:style-name="ce25" office:value-type="float" office:value="0.42" calcext:value-type="float">
            <text:p><text:s text:c="3"/>0.42 </text:p>
          </table:table-cell>
          <table:table-cell table:style-name="ce25" office:value-type="float" office:value="4.99" calcext:value-type="float">
            <text:p><text:s text:c="3"/>4.99 </text:p>
          </table:table-cell>
          <table:table-cell table:style-name="ce29" office:value-type="float" office:value="55" calcext:value-type="float">
            <text:p><text:s text:c="3"/>55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6.86" calcext:value-type="float">
            <text:p><text:s text:c="3"/>6.86 </text:p>
          </table:table-cell>
          <table:table-cell table:style-name="ce17" office:value-type="float" office:value="3" calcext:value-type="float">
            <text:p><text:s text:c="3"/>3 </text:p>
          </table:table-cell>
          <table:table-cell table:style-name="ce25" office:value-type="float" office:value="0.03" calcext:value-type="float">
            <text:p><text:s text:c="3"/>0.03 </text:p>
          </table:table-cell>
          <table:table-cell table:style-name="ce45" office:value-type="float" office:value="0.37" calcext:value-type="float">
            <text:p><text:s text:c="3"/>0.3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271" calcext:value-type="float">
            <text:p><text:s text:c="3"/>271 </text:p>
          </table:table-cell>
          <table:table-cell table:style-name="ce26" office:value-type="float" office:value="3.2" calcext:value-type="float">
            <text:p><text:s text:c="3"/>3.20 </text:p>
          </table:table-cell>
          <table:table-cell table:style-name="ce26" office:value-type="float" office:value="37.73" calcext:value-type="float">
            <text:p><text:s text:c="3"/>37.73 </text:p>
          </table:table-cell>
          <table:table-cell table:style-name="ce30" office:value-type="float" office:value="30" calcext:value-type="float">
            <text:p><text:s text:c="3"/>30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17" calcext:value-type="float">
            <text:p><text:s text:c="3"/>4.17 </text:p>
          </table:table-cell>
          <table:table-cell table:style-name="ce30" office:value-type="float" office:value="67" calcext:value-type="float">
            <text:p><text:s text:c="3"/>67 </text:p>
          </table:table-cell>
          <table:table-cell table:style-name="ce26" office:value-type="float" office:value="0.79" calcext:value-type="float">
            <text:p><text:s text:c="3"/>0.79 </text:p>
          </table:table-cell>
          <table:table-cell table:style-name="ce26" office:value-type="float" office:value="9.31" calcext:value-type="float">
            <text:p><text:s text:c="3"/>9.31 </text:p>
          </table:table-cell>
          <table:table-cell table:style-name="ce30" office:value-type="float" office:value="37" calcext:value-type="float">
            <text:p><text:s text:c="3"/>37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14" calcext:value-type="float">
            <text:p><text:s text:c="3"/>5.14 </text:p>
          </table:table-cell>
          <table:table-cell table:style-name="ce30" office:value-type="float" office:value="51" calcext:value-type="float">
            <text:p><text:s text:c="3"/>51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9" calcext:value-type="float">
            <text:p><text:s text:c="3"/>7.09 </text:p>
          </table:table-cell>
          <table:table-cell table:style-name="ce18" office:value-type="float" office:value="3" calcext:value-type="float">
            <text:p><text:s text:c="3"/>3 </text:p>
          </table:table-cell>
          <table:table-cell table:style-name="ce26" office:value-type="float" office:value="0.04" calcext:value-type="float">
            <text:p><text:s text:c="3"/>0.04 </text:p>
          </table:table-cell>
          <table:table-cell table:style-name="ce46" office:value-type="float" office:value="0.42" calcext:value-type="float">
            <text:p><text:s text:c="3"/>0.42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20" office:value-type="float" office:value="-5" calcext:value-type="float">
            <text:p><text:s/>－5 </text:p>
          </table:table-cell>
          <table:table-cell table:style-name="ce28" office:value-type="float" office:value="-0.51" calcext:value-type="float">
            <text:p><text:s/>－0.51 </text:p>
          </table:table-cell>
          <table:table-cell table:style-name="ce28" office:value-type="float" office:value="-6.03" calcext:value-type="float">
            <text:p><text:s/>－6.03 </text:p>
          </table:table-cell>
          <table:table-cell table:style-name="ce33" office:value-type="float" office:value="5" calcext:value-type="float">
            <text:p><text:s text:c="3"/>5 </text:p>
          </table:table-cell>
          <table:table-cell table:style-name="ce35" office:value-type="float" office:value="0.51" calcext:value-type="float">
            <text:p><text:s text:c="3"/>0.51 </text:p>
          </table:table-cell>
          <table:table-cell table:style-name="ce35" office:value-type="float" office:value="6.04" calcext:value-type="float">
            <text:p><text:s text:c="3"/>6.04 </text:p>
          </table:table-cell>
          <table:table-cell table:style-name="ce31" office:value-type="float" office:value="8" calcext:value-type="float">
            <text:p><text:s text:c="3"/>8 </text:p>
          </table:table-cell>
          <table:table-cell table:style-name="ce28" office:value-type="float" office:value="0.82" calcext:value-type="float">
            <text:p><text:s text:c="3"/>0.82 </text:p>
          </table:table-cell>
          <table:table-cell table:style-name="ce28" office:value-type="float" office:value="9.66" calcext:value-type="float">
            <text:p><text:s text:c="3"/>9.66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8" office:value-type="float" office:value="0.31" calcext:value-type="float">
            <text:p><text:s text:c="3"/>0.31 </text:p>
          </table:table-cell>
          <table:table-cell table:style-name="ce28" office:value-type="float" office:value="3.62" calcext:value-type="float">
            <text:p><text:s text:c="3"/>3.62 </text:p>
          </table:table-cell>
          <table:table-cell table:style-name="ce31" office:value-type="float" office:value="4" calcext:value-type="float">
            <text:p><text:s text:c="3"/>4 </text:p>
          </table:table-cell>
          <table:table-cell table:style-name="ce28" office:value-type="float" office:value="0.41" calcext:value-type="float">
            <text:p><text:s text:c="3"/>0.41 </text:p>
          </table:table-cell>
          <table:table-cell table:style-name="ce38" office:value-type="float" office:value="4.83" calcext:value-type="float">
            <text:p><text:s text:c="3"/>4.83 </text:p>
          </table:table-cell>
          <table:table-cell table:style-name="ce41" office:value-type="float" office:value="0" calcext:value-type="float">
            <text:p>— </text:p>
          </table:table-cell>
          <table:table-cell table:style-name="ce44" office:value-type="float" office:value="0" calcext:value-type="float">
            <text:p>－ </text:p>
          </table:table-cell>
          <table:table-cell table:style-name="ce48" office:value-type="float" office:value="0" calcext:value-type="float">
            <text:p>－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1" table:number-columns-repeated="14"/>
          <table:table-cell table:style-name="ce39" office:value-type="string" calcext:value-type="string" table:number-columns-spanned="4" table:number-rows-spanned="1">
            <text:p>內政部戶政司 民國98年2月6日編製</text:p>
          </table:table-cell>
          <table:covered-table-cell table:number-columns-repeated="3" table:style-name="ce42"/>
          <table:table-cell table:number-columns-repeated="1005"/>
        </table:table-row>
        <table:table-row table:style-name="ro10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2" table:number-columns-repeated="18"/>
          <table:table-cell table:style-name="ce49" table:number-columns-repeated="1005"/>
        </table:table-row>
        <table:table-row table:style-name="ro11">
          <table:table-cell table:style-name="ce10"/>
          <table:table-cell table:style-name="ce21" table:number-columns-repeated="18"/>
          <table:table-cell table:number-columns-repeated="1005"/>
        </table:table-row>
        <table:table-row table:style-name="ro12">
          <table:table-cell table:style-name="ce11" table:number-columns-repeated="18"/>
          <table:table-cell/>
          <table:table-cell table:style-name="ce50"/>
          <table:table-cell table:style-name="ce11" table:number-columns-repeated="1004"/>
        </table:table-row>
        <table:table-row table:style-name="ro12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2" table:number-rows-repeated="39">
          <table:table-cell table:style-name="ce11" table:number-columns-repeated="1024"/>
        </table:table-row>
        <table:table-row table:style-name="ro13" table:number-rows-repeated="2843">
          <table:table-cell table:style-name="ce11" table:number-columns-repeated="1024"/>
        </table:table-row>
        <table:table-row table:style-name="ro13" table:number-rows-repeated="10456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09-02-05T17:00:12</dc:date>
    <meta:print-date>2008-12-05T10:28:32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